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30000007D6A59160BE9AE531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Yu Gothic UI Semibold" svg:font-family="'Yu Gothic UI Semibold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opacity="95%" draw:textarea-horizontal-align="justify" draw:textarea-vertical-align="middle" draw:auto-grow-height="false" fo:min-height="40.707cm" fo:min-width="18.232cm" draw:shadow-offset-x="0cm" draw:shadow-offset-y="0cm" loext:shadow-blur="0cm"/>
    </style:style>
    <style:style style:name="gr2" style:family="graphic" style:parent-style-name="standard">
      <style:graphic-properties svg:stroke-color="#ffff00" draw:fill="none" draw:fill-color="#eeeeee" draw:opacity="100%" draw:textarea-horizontal-align="justify" draw:textarea-vertical-align="middle" draw:auto-grow-height="false" fo:min-height="4.449cm" fo:min-width="13.788cm" loext:glow-transparency="1%"/>
    </style:style>
    <style:style style:name="gr3" style:family="graphic" style:parent-style-name="standard">
      <style:graphic-properties draw:fill-color="#112516" draw:textarea-horizontal-align="justify" draw:textarea-vertical-align="middle" draw:auto-grow-height="false" fo:min-height="0.283cm" fo:min-width="12.835cm" draw:shadow="visible" draw:shadow-offset-x="0cm" draw:shadow-offset-y="0.035cm" loext:glow-transparency="1%"/>
      <style:paragraph-properties style:writing-mode="lr-tb"/>
    </style:style>
    <style:style style:name="gr4" style:family="graphic" style:parent-style-name="standard" style:list-style-name="L1">
      <style:graphic-properties draw:fill-color="#b2b2b2" draw:textarea-horizontal-align="justify" draw:textarea-vertical-align="middle" draw:auto-grow-height="false" fo:min-height="0.385cm" fo:min-width="4.58cm" loext:glow-transparency="1%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878cm" fo:min-width="4.58cm" loext:glow-transparency="1%"/>
    </style:style>
    <style:style style:name="gr6" style:family="graphic" style:parent-style-name="standard" style:list-style-name="L1">
      <style:graphic-properties draw:fill-color="#b2b2b2" draw:textarea-horizontal-align="justify" draw:textarea-vertical-align="middle" draw:auto-grow-height="false" fo:min-height="0.384cm" fo:min-width="4.263cm" loext:glow-transparency="1%"/>
      <style:paragraph-properties style:writing-mode="lr-tb"/>
    </style:style>
    <style:style style:name="gr7" style:family="graphic" style:parent-style-name="standard">
      <style:graphic-properties svg:stroke-color="#ffff00" draw:fill="none" draw:fill-color="#eeeeee" draw:opacity="100%" draw:textarea-horizontal-align="justify" draw:textarea-vertical-align="middle" draw:auto-grow-height="false" fo:min-height="3.878cm" fo:min-width="13.788cm" loext:glow-transparency="1%"/>
    </style:style>
    <style:style style:name="gr8" style:family="graphic" style:parent-style-name="standard">
      <style:graphic-properties svg:stroke-color="#ffff00" draw:fill="none" draw:fill-color="#eeeeee" draw:opacity="100%" draw:textarea-horizontal-align="justify" draw:textarea-vertical-align="middle" draw:auto-grow-height="false" fo:min-height="4.512cm" fo:min-width="14.74cm" loext:glow-transparency="1%"/>
    </style:style>
    <style:style style:name="gr9" style:family="graphic" style:parent-style-name="standard">
      <style:graphic-properties draw:fill-color="#666666" draw:textarea-horizontal-align="justify" draw:textarea-vertical-align="middle" draw:auto-grow-height="false" fo:min-height="0.385cm" fo:min-width="5.85cm" loext:glow-transparency="1%"/>
      <style:paragraph-properties style:writing-mode="lr-tb"/>
    </style:style>
    <style:style style:name="gr10" style:family="graphic" style:parent-style-name="standard">
      <style:graphic-properties draw:fill-color="#b2b2b2" draw:textarea-horizontal-align="justify" draw:textarea-vertical-align="middle" draw:auto-grow-height="false" fo:min-height="0.702cm" fo:min-width="5.85cm" loext:glow-transparency="1%"/>
      <style:paragraph-properties style:writing-mode="lr-tb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.703cm" fo:min-width="12.835cm" loext:glow-transparency="1%"/>
      <style:paragraph-properties style:writing-mode="lr-tb"/>
    </style:style>
    <style:style style:name="gr12" style:family="graphic" style:parent-style-name="standard">
      <style:graphic-properties svg:stroke-color="#ffff00" svg:stroke-opacity="70%" draw:fill="none" draw:fill-color="#eeeeee" draw:opacity="100%" draw:textarea-horizontal-align="justify" draw:textarea-vertical-align="middle" draw:auto-grow-height="false" fo:min-height="2.773cm" fo:min-width="13.47cm" loext:glow-transparency="1%"/>
    </style:style>
    <style:style style:name="gr13" style:family="graphic" style:parent-style-name="standard">
      <style:graphic-properties draw:fill-color="#666666" draw:textarea-horizontal-align="justify" draw:textarea-vertical-align="middle" draw:auto-grow-height="false" fo:min-height="0.702cm" fo:min-width="1.405cm" loext:glow-transparency="1%"/>
      <style:paragraph-properties style:writing-mode="lr-tb"/>
    </style:style>
    <style:style style:name="gr14" style:family="graphic" style:parent-style-name="standard">
      <style:graphic-properties svg:stroke-color="#ffff00" draw:fill="none" draw:fill-color="#eeeeee" draw:opacity="100%" draw:textarea-horizontal-align="justify" draw:textarea-vertical-align="middle" draw:auto-grow-height="false" fo:min-height="5.147cm" fo:min-width="14.74cm" loext:glow-transparency="1%"/>
    </style:style>
    <style:style style:name="gr15" style:family="graphic" style:parent-style-name="standard">
      <style:graphic-properties draw:fill-color="#666666" draw:textarea-horizontal-align="justify" draw:textarea-vertical-align="middle" draw:auto-grow-height="false" fo:min-height="0.702cm" fo:min-width="5.85cm" loext:glow-transparency="1%"/>
      <style:paragraph-properties style:writing-mode="lr-tb"/>
    </style:style>
    <style:style style:name="gr16" style:family="graphic" style:parent-style-name="standard" style:list-style-name="L1">
      <style:graphic-properties draw:fill-color="#b2b2b2" draw:textarea-horizontal-align="justify" draw:textarea-vertical-align="middle" draw:auto-grow-height="false" fo:min-height="0.702cm" fo:min-width="5.85cm" loext:glow-transparency="1%"/>
      <style:paragraph-properties style:writing-mode="lr-tb"/>
    </style:style>
    <style:style style:name="gr17" style:family="graphic" style:parent-style-name="standard" style:list-style-name="L1">
      <style:graphic-properties draw:fill-color="#b2b2b2" draw:textarea-horizontal-align="justify" draw:textarea-vertical-align="middle" draw:auto-grow-height="false" fo:min-height="0.702cm" fo:min-width="5.85cm" loext:glow-transparency="1%"/>
      <style:paragraph-properties style:writing-mode="lr-tb"/>
    </style:style>
    <style:style style:name="gr18" style:family="graphic" style:parent-style-name="standard">
      <style:graphic-properties draw:fill-color="#112516" draw:textarea-horizontal-align="justify" draw:textarea-vertical-align="middle" draw:auto-grow-height="false" fo:min-height="0.258cm" fo:min-width="7.438cm" draw:shadow="visible" draw:shadow-offset-x="0cm" draw:shadow-offset-y="0.035cm" loext:glow-transparency="1%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width="0cm" draw:fill="none" draw:fill-color="#112516" draw:textarea-horizontal-align="justify" draw:textarea-vertical-align="middle" draw:auto-grow-height="false" fo:min-height="0.385cm" fo:min-width="1.406cm" draw:shadow="hidden" draw:shadow-offset-x="0cm" draw:shadow-offset-y="0.035cm" loext:glow-transparency="1%"/>
      <style:paragraph-properties style:writing-mode="lr-tb"/>
    </style:style>
    <style:style style:name="gr21" style:family="graphic" style:parent-style-name="standard">
      <style:graphic-properties draw:stroke="none" svg:stroke-width="0cm" draw:fill="solid" draw:fill-color="#4b2204" draw:textarea-horizontal-align="justify" draw:textarea-vertical-align="middle" draw:auto-grow-height="false" fo:min-height="0.283cm" fo:min-width="0.059cm" draw:shadow="hidden" draw:shadow-offset-x="0cm" draw:shadow-offset-y="0.035cm" loext:glow-transparency="1%"/>
      <style:paragraph-properties style:writing-mode="lr-tb"/>
    </style:style>
    <style:style style:name="P1" style:family="paragraph">
      <loext:graphic-properties draw:fill-color="#000000" draw:opacity="95%"/>
      <style:paragraph-properties fo:text-align="center"/>
    </style:style>
    <style:style style:name="P2" style:family="paragraph">
      <loext:graphic-properties draw:fill="none" draw:fill-color="#eeeeee" draw:opacity="100%"/>
      <style:paragraph-properties fo:text-align="start"/>
      <style:text-properties fo:font-size="12pt"/>
    </style:style>
    <style:style style:name="P3" style:family="paragraph">
      <style:paragraph-properties fo:text-align="start" style:writing-mode="lr-tb"/>
      <style:text-properties fo:font-size="12pt"/>
    </style:style>
    <style:style style:name="P4" style:family="paragraph">
      <loext:graphic-properties draw:fill-color="#112516"/>
      <style:paragraph-properties fo:text-align="start" style:writing-mode="lr-tb"/>
      <style:text-properties fo:font-size="12pt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pt"/>
    </style:style>
    <style:style style:name="P6" style:family="paragraph">
      <loext:graphic-properties draw:fill-color="#b2b2b2"/>
      <style:paragraph-properties fo:margin-left="0cm" fo:margin-right="0cm" fo:margin-top="0cm" fo:margin-bottom="0cm" fo:line-height="100%" fo:text-align="end" fo:text-indent="0cm" style:writing-mode="lr-tb"/>
      <style:text-properties fo:font-size="12pt"/>
    </style:style>
    <style:style style:name="P7" style:family="paragraph">
      <style:paragraph-properties fo:text-align="start"/>
      <style:text-properties fo:font-size="12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/>
    </style:style>
    <style:style style:name="P9" style:family="paragraph">
      <loext:graphic-properties draw:fill-color="#b2b2b2"/>
      <style:paragraph-properties fo:margin-left="0cm" fo:margin-right="0cm" fo:margin-top="0cm" fo:margin-bottom="0cm" fo:line-height="100%" fo:text-align="start" fo:text-indent="0cm" style:writing-mode="lr-tb"/>
      <style:text-properties fo:font-size="12pt"/>
    </style:style>
    <style:style style:name="P10" style:family="paragraph">
      <loext:graphic-properties draw:fill-color="#666666"/>
      <style:paragraph-properties fo:text-align="start" style:writing-mode="lr-tb"/>
      <style:text-properties fo:font-size="12pt"/>
    </style:style>
    <style:style style:name="P11" style:family="paragraph">
      <loext:graphic-properties draw:fill-color="#b2b2b2"/>
      <style:paragraph-properties fo:text-align="start" style:writing-mode="lr-tb"/>
      <style:text-properties fo:font-size="12pt"/>
    </style:style>
    <style:style style:name="P12" style:family="paragraph">
      <style:paragraph-properties fo:text-align="center"/>
    </style:style>
    <style:style style:name="P13" style:family="paragraph">
      <style:paragraph-properties fo:text-align="start" style:writing-mode="lr-tb"/>
      <style:text-properties fo:color="#ff0000" loext:opacity="100%" fo:font-size="12pt" fo:font-weight="bold" style:font-weight-asian="bold" style:font-weight-complex="bold"/>
    </style:style>
    <style:style style:name="P14" style:family="paragraph">
      <loext:graphic-properties draw:fill="none" draw:fill-color="#112516"/>
      <style:paragraph-properties fo:text-align="start" style:writing-mode="lr-tb"/>
      <style:text-properties fo:color="#ff0000" loext:opacity="100%" fo:font-size="12pt" fo:font-weight="bold" style:font-weight-asian="bold" style:font-weight-complex="bold"/>
    </style:style>
    <style:style style:name="P15" style:family="paragraph">
      <style:paragraph-properties fo:text-align="end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6" style:family="paragraph">
      <loext:graphic-properties draw:fill="solid" draw:fill-color="#4b2204"/>
      <style:paragraph-properties fo:text-align="end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12pt"/>
    </style:style>
    <style:style style:name="T2" style:family="text">
      <style:text-properties fo:color="#ff0000" loext:opacity="100%" fo:font-size="12pt" fo:font-weight="bold" style:font-weight-asian="bold" style:font-weight-complex="bold"/>
    </style:style>
    <style:style style:name="T3" style:family="text"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card" svg:width="18.732cm" svg:height="40.957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name" svg:width="14.288cm" svg:height="4.699cm" svg:x="2.587cm" svg:y="5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name" svg:width="13.335cm" svg:height="0.533cm" svg:x="3.222cm" svg:y="6.969cm">
          <text:p text:style-name="P3"><text:span text:style-name="T1">Midd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name" svg:width="13.335cm" svg:height="0.533cm" svg:x="3.222cm" svg:y="7.604cm">
          <text:p text:style-name="P3"><text:span text:style-name="T1">Bo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name" svg:width="13.335cm" svg:height="0.533cm" svg:x="3.222cm" svg:y="8.239cm">
          <text:p text:style-name="P3"><text:span text:style-name="T1">F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name" svg:width="5.08cm" svg:height="0.635cm" svg:x="11.477cm" svg:y="5.762cm">
          <text:p text:style-name="P5"><text:span text:style-name="T1">[2021-11-08 23:5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photos" svg:width="5.08cm" svg:height="4.128cm" svg:x="2.587cm" svg:y="1.3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photos" svg:width="4.763cm" svg:height="0.634cm" svg:x="11.795cm" svg:y="1.635cm">
          <text:p text:style-name="P8"><text:span text:style-name="T1">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photos" svg:width="14.288cm" svg:height="4.128cm" svg:x="2.587cm" svg:y="1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number" svg:width="15.24cm" svg:height="4.762cm" svg:x="2.587cm" svg:y="14.3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number" svg:width="6.35cm" svg:height="0.635cm" svg:x="3.857cm" svg:y="14.652cm">
          <text:p text:style-name="P3"><text:span text:style-name="T1">F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number" svg:width="6.35cm" svg:height="0.952cm" svg:x="10.842cm" svg:y="14.653cm">
          <text:p text:style-name="P3"><text:span text:style-name="T1">[2021-11-08 23:49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number" svg:width="13.335cm" svg:height="0.953cm" svg:x="3.857cm" svg:y="16.239cm">
          <text:p text:style-name="P3"><text:span text:style-name="T1">888 727 1232 #21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number" svg:width="13.97cm" svg:height="3.023cm" svg:x="3.54cm" svg:y="14.4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number" svg:width="1.905cm" svg:height="0.952cm" svg:x="8.62cm" svg:y="17.828cm">
          <text:p text:style-name="P3"><text:span text:style-name="T1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number" svg:width="15.24cm" svg:height="5.397cm" svg:x="2.587cm" svg:y="19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number" svg:width="6.35cm" svg:height="0.952cm" svg:x="3.857cm" svg:y="19.732cm">
          <text:p text:style-name="P3"><text:span text:style-name="T1">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number" svg:width="6.35cm" svg:height="0.952cm" svg:x="10.842cm" svg:y="19.733cm">
          <text:p text:style-name="P8"><text:span text:style-name="T1">[2021-11-08 23:5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number" svg:width="13.335cm" svg:height="0.953cm" svg:x="3.857cm" svg:y="21.319cm">
          <text:p text:style-name="P3"><text:span text:style-name="T1">lambda@gnu.c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number" svg:width="13.97cm" svg:height="3.023cm" svg:x="3.54cm" svg:y="19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number" svg:width="1.905cm" svg:height="0.952cm" svg:x="8.62cm" svg:y="23.225cm">
          <text:p text:style-name="P3"><text:span text:style-name="T1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address" svg:width="15.24cm" svg:height="5.397cm" svg:x="2.587cm" svg:y="25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address" svg:width="6.35cm" svg:height="0.952cm" svg:x="3.857cm" svg:y="25.447cm">
          <text:p text:style-name="P3"><text:span text:style-name="T1">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9" draw:layer="address" svg:width="6.35cm" svg:height="0.952cm" svg:x="10.842cm" svg:y="25.448cm">
          <text:p text:style-name="P8"><text:span text:style-name="T1">[2021-11-08 23:5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address" svg:width="13.335cm" svg:height="0.953cm" svg:x="3.857cm" svg:y="27.034cm">
          <text:p text:style-name="P3"><text:span text:style-name="T1">8281 W 38th Street P New York, New Y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address" svg:width="13.97cm" svg:height="3.023cm" svg:x="3.54cm" svg:y="25.2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address" svg:width="1.905cm" svg:height="0.952cm" svg:x="8.62cm" svg:y="28.94cm">
          <text:p text:style-name="P3"><text:span text:style-name="T1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7.938cm" svg:height="0.508cm" svg:x="3.222cm" svg:y="6.334cm">
          <text:p text:style-name="P3"><text:span text:style-name="T1">Geor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2" draw:layer="name" svg:width="4.312cm" svg:height="3.306cm" svg:x="2.905cm" svg:y="1.635cm">
          <draw:image xlink:href="Pictures/10000000000000A30000007D6A59160BE9AE5311.jpg" xlink:type="simple" xlink:show="embed" xlink:actuate="onLoad" draw:mime-type="image/jpeg">
            <text:p/>
          </draw:image>
        </draw:frame>
        <draw:custom-shape draw:style-name="gr20" draw:text-style-name="P14" draw:layer="name" svg:width="1.906cm" svg:height="0.635cm" svg:x="2.904cm" svg:y="5.635cm">
          <text:p text:style-name="P13"><text:span text:style-name="T2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6" draw:layer="name" svg:width="0.559cm" svg:height="0.533cm" svg:x="2.626cm" svg:y="6.334cm">
          <text:p text:style-name="P15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6" draw:layer="name" svg:width="0.559cm" svg:height="0.533cm" svg:x="2.626cm" svg:y="6.334cm">
          <text:p text:style-name="P15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6" draw:layer="name" svg:width="0.559cm" svg:height="0.533cm" svg:x="2.626cm" svg:y="6.334cm">
          <text:p text:style-name="P15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6" draw:layer="name" svg:width="0.559cm" svg:height="0.533cm" svg:x="2.626cm" svg:y="7.604cm">
          <text:p text:style-name="P15"><text:span text:style-name="T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6" draw:layer="name" svg:width="0.559cm" svg:height="0.533cm" svg:x="2.626cm" svg:y="8.239cm">
          <text:p text:style-name="P15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6" draw:layer="name" svg:width="0.559cm" svg:height="0.533cm" svg:x="2.626cm" svg:y="6.969cm">
          <text:p text:style-name="P15"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Yu Gothic UI Semibold" svg:font-family="'Yu Gothic UI Semibold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cm" draw:shadow-offset-y="0.051cm" draw:shadow-color="#ff3838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Yu Gothic UI Semibold" fo:font-family="'Yu Gothic UI Semibold'" style:font-style-name="Regular" style:font-family-generic="swiss" style:font-pitch="variable" fo:font-size="18pt" fo:font-style="normal" fo:text-shadow="none" style:text-underline-style="none" fo:font-weight="60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55.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ard" draw:protected="true"/>
      <draw:layer draw:name="photos"/>
      <draw:layer draw:name="name"/>
      <draw:layer draw:name="number"/>
      <draw:layer draw:name="email"/>
      <draw:layer draw:name="addres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8T22:24:32.239000000</meta:creation-date>
    <dc:date>2021-11-09T20:19:13.928000000</dc:date>
    <meta:editing-duration>PT2H7M37S</meta:editing-duration>
    <meta:editing-cycles>129</meta:editing-cycles>
    <meta:generator>LibreOffice/7.1.4.2$Windows_X86_64 LibreOffice_project/a529a4fab45b75fefc5b6226684193eb000654f6</meta:generator>
    <meta:document-statistic meta:object-count="36"/>
  </office:meta>
</office:document-meta>
</file>